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none" draw:fill-color="#ff0000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0000" draw:textarea-horizontal-align="center" draw:textarea-vertical-align="middle" draw:auto-grow-height="false" fo:min-height="0.749cm" fo:min-width="0.499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0.795cm" svg:height="10.79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981cm" svg:x="4.51cm" svg:y="9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308cm" svg:height="0.881cm" svg:x="5.464cm" svg:y="9.889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3.175cm" svg:height="2.54cm" svg:x="1cm" svg:y="9.254cm" svg:viewBox="0 0 3176 2541" svg:d="m3176 642-3175-7 1708 1906 50-925 1417-50zm-3176-1566zm3176 2541z">
          <text:p/>
        </draw:path>
        <draw:custom-shape draw:style-name="gr4" draw:text-style-name="P1" draw:layer="layout" svg:width="0.635cm" svg:height="0.981cm" svg:x="4.511cm" svg:y="8.903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1" draw:layer="layout" svg:width="0.308cm" svg:height="0.881cm" svg:x="5.465cm" svg:y="9.003cm">
          <text:p/>
          <draw:enhanced-geometry svg:viewBox="0 0 21600 21600" draw:mirror-vertical="true" draw:type="rectangle" draw:enhanced-path="M 0 0 L 21600 0 21600 21600 0 21600 0 0 Z N"/>
        </draw:custom-shape>
        <draw:path draw:style-name="gr5" draw:text-style-name="P1" draw:layer="layout" svg:width="3.175cm" svg:height="2.54cm" draw:transform="rotate (3.1415926535892) translate (4.17700000000755cm 10.5239999999905cm)" svg:viewBox="0 0 3176 2541" svg:d="m0 642 3175-7-1708 1906-50-925-1417-50zm3176-1566zm-3176 2541z">
          <text:p/>
        </draw:path>
        <draw:custom-shape draw:style-name="gr2" draw:text-style-name="P1" draw:layer="layout" svg:width="0.635cm" svg:height="0.981cm" svg:x="7.645cm" svg:y="9.88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2" draw:text-style-name="P1" draw:layer="layout" svg:width="0.308cm" svg:height="0.881cm" svg:x="7.023cm" svg:y="9.889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path draw:style-name="gr3" draw:text-style-name="P1" draw:layer="layout" svg:width="3.175cm" svg:height="2.54cm" svg:x="8.619cm" svg:y="9.254cm" svg:viewBox="0 0 3176 2541" svg:d="m0 642 3175-7-1708 1906-50-925-1417-50zm3176-1566zm-3176 2541z">
          <text:p/>
        </draw:path>
        <draw:custom-shape draw:style-name="gr4" draw:text-style-name="P1" draw:layer="layout" svg:width="0.635cm" svg:height="0.981cm" svg:x="7.644cm" svg:y="8.903cm">
          <text:p/>
          <draw:enhanced-geometry svg:viewBox="0 0 21600 21600" draw:mirror-vertical="true" draw:mirror-horizontal="true" draw:type="rectangle" draw:enhanced-path="M 0 0 L 21600 0 21600 21600 0 21600 0 0 Z N"/>
        </draw:custom-shape>
        <draw:custom-shape draw:style-name="gr4" draw:text-style-name="P1" draw:layer="layout" svg:width="0.308cm" svg:height="0.881cm" svg:x="7.022cm" svg:y="9.003cm">
          <text:p/>
          <draw:enhanced-geometry svg:viewBox="0 0 21600 21600" draw:mirror-vertical="true" draw:mirror-horizontal="true" draw:type="rectangle" draw:enhanced-path="M 0 0 L 21600 0 21600 21600 0 21600 0 0 Z N"/>
        </draw:custom-shape>
        <draw:path draw:style-name="gr5" draw:text-style-name="P1" draw:layer="layout" svg:width="3.175cm" svg:height="2.54cm" draw:transform="rotate (3.1415926535892) translate (11.794cm 10.524cm)" svg:viewBox="0 0 3176 2541" svg:d="m3176 642-3175-7 1708 1906 50-925 1417-50zm-3176-1566zm3176 2541z">
          <text:p/>
        </draw:path>
        <draw:custom-shape draw:style-name="gr4" draw:text-style-name="P1" draw:layer="layout" svg:width="1.27cm" svg:height="2.17cm" svg:x="5.758cm" svg:y="5.445cm">
          <text:p/>
          <draw:enhanced-geometry svg:viewBox="0 0 21600 21600" draw:text-areas="?f0 ?f7 ?f2 21600" draw:type="up-arrow" draw:modifiers="7173.46844771995 6101.02281667978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6" draw:text-style-name="P1" draw:layer="layout" svg:width="1.905cm" svg:height="2.54cm" svg:x="5.444cm" svg:y="2.27cm" svg:viewBox="0 0 1906 2541" svg:d="m1905 687-1247 177 848-829-414-35-1006 1198 1197-174-1283 1516zm0-2540zm1906 2541z">
          <text:p/>
        </draw:path>
        <draw:custom-shape draw:style-name="gr4" draw:text-style-name="P1" draw:layer="layout" svg:width="0.62cm" svg:height="0.317cm" svg:x="6.08cm" svg:y="7.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2cm" svg:height="0.193cm" svg:x="6.08cm" svg:y="8.30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ungtiL GB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30T09:18:58</meta:creation-date>
    <meta:editing-duration>P1DT7H56M48S</meta:editing-duration>
    <meta:editing-cycles>3</meta:editing-cycles>
    <meta:generator>LibreOffice/3.3$Linux LibreOffice_project/330m19$Build-301</meta:generator>
    <dc:date>2011-07-31T17:15:38</dc:date>
    <meta:document-statistic meta:object-count="17"/>
  </office:meta>
</office:document-meta>
</file>